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 style:shadow="none"/>
      <style:text-properties style:text-underline-style="none" fo:font-weight="bold" officeooo:rsid="000ade8c" officeooo:paragraph-rsid="000ade8c" style:font-weight-asian="bold" style:font-weight-complex="bold"/>
    </style:style>
    <style:style style:name="P2" style:family="paragraph" style:parent-style-name="Standard">
      <style:paragraph-properties fo:line-height="200%" style:shadow="none"/>
      <style:text-properties style:text-underline-style="none" fo:font-weight="bold" officeooo:rsid="001bfd18" officeooo:paragraph-rsid="001bfd18" style:font-weight-asian="bold" style:font-weight-complex="bold"/>
    </style:style>
    <style:style style:name="P3" style:family="paragraph" style:parent-style-name="Standard">
      <style:paragraph-properties fo:line-height="200%" style:shadow="none"/>
      <style:text-properties style:text-underline-style="none"/>
    </style:style>
    <style:style style:name="P4" style:family="paragraph" style:parent-style-name="Standard">
      <style:paragraph-properties fo:line-height="200%" style:shadow="none"/>
      <style:text-properties style:text-underline-style="none" officeooo:paragraph-rsid="0022004b"/>
    </style:style>
    <style:style style:name="P5" style:family="paragraph" style:parent-style-name="Standard">
      <style:paragraph-properties fo:line-height="200%" style:shadow="none"/>
      <style:text-properties style:text-underline-style="none" officeooo:rsid="0021d46b" officeooo:paragraph-rsid="0021d46b"/>
    </style:style>
    <style:style style:name="P6" style:family="paragraph" style:parent-style-name="Standard">
      <style:paragraph-properties fo:line-height="200%" style:shadow="none"/>
      <style:text-properties style:text-underline-style="none" officeooo:rsid="0021d46b" officeooo:paragraph-rsid="0028a5c7"/>
    </style:style>
    <style:style style:name="P7" style:family="paragraph" style:parent-style-name="Standard">
      <style:paragraph-properties fo:line-height="200%" style:shadow="none"/>
      <style:text-properties style:text-underline-style="none" officeooo:rsid="0021d46b" officeooo:paragraph-rsid="002f527f"/>
    </style:style>
    <style:style style:name="P8" style:family="paragraph" style:parent-style-name="Standard">
      <style:paragraph-properties fo:line-height="200%" style:shadow="none"/>
      <style:text-properties style:text-underline-style="none" officeooo:rsid="0021d46b" officeooo:paragraph-rsid="003b8943"/>
    </style:style>
    <style:style style:name="P9" style:family="paragraph" style:parent-style-name="Standard">
      <style:paragraph-properties fo:line-height="200%" style:shadow="none"/>
      <style:text-properties style:text-underline-style="none" officeooo:rsid="0021d46b" officeooo:paragraph-rsid="003e8bf2"/>
    </style:style>
    <style:style style:name="P10" style:family="paragraph" style:parent-style-name="Standard">
      <style:paragraph-properties fo:line-height="200%" fo:padding-left="0cm" fo:padding-right="0cm" fo:padding-top="0cm" fo:padding-bottom="0.074cm" fo:border-left="none" fo:border-right="none" fo:border-top="none" fo:border-bottom="0.06pt solid #000000" style:shadow="none" style:join-border="false"/>
      <style:text-properties fo:font-size="6pt" style:text-underline-style="none" fo:font-weight="bold" officeooo:rsid="00143743" officeooo:paragraph-rsid="00143743" style:font-size-asian="6pt" style:font-weight-asian="bold" style:font-size-complex="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8a5c7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2db756" style:font-weight-asian="normal" style:font-weight-complex="normal"/>
    </style:style>
    <style:style style:name="T5" style:family="text">
      <style:text-properties officeooo:rsid="0012fb69"/>
    </style:style>
    <style:style style:name="T6" style:family="text">
      <style:text-properties fo:font-style="italic" officeooo:rsid="0012fb69" style:font-style-asian="italic" style:font-style-complex="italic"/>
    </style:style>
    <style:style style:name="T7" style:family="text">
      <style:text-properties officeooo:rsid="00150032"/>
    </style:style>
    <style:style style:name="T8" style:family="text">
      <style:text-properties officeooo:rsid="001514f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a5c7" style:font-weight-asian="bold" style:font-weight-complex="bold"/>
    </style:style>
    <style:style style:name="T11" style:family="text">
      <style:text-properties fo:font-weight="bold" officeooo:rsid="002b9f40" style:font-weight-asian="bold" style:font-weight-complex="bold"/>
    </style:style>
    <style:style style:name="T12" style:family="text">
      <style:text-properties fo:font-weight="bold" officeooo:rsid="002f527f" style:font-weight-asian="bold" style:font-weight-complex="bold"/>
    </style:style>
    <style:style style:name="T13" style:family="text">
      <style:text-properties fo:font-weight="bold" officeooo:rsid="00143743" style:font-weight-asian="bold" style:font-weight-complex="bold"/>
    </style:style>
    <style:style style:name="T14" style:family="text">
      <style:text-properties fo:font-weight="bold" officeooo:rsid="0022004b" style:font-weight-asian="bold" style:font-weight-complex="bold"/>
    </style:style>
    <style:style style:name="T15" style:family="text">
      <style:text-properties fo:font-weight="bold" officeooo:rsid="003b8943" style:font-weight-asian="bold" style:font-weight-complex="bold"/>
    </style:style>
    <style:style style:name="T16" style:family="text">
      <style:text-properties officeooo:rsid="001e64ab"/>
    </style:style>
    <style:style style:name="T17" style:family="text">
      <style:text-properties officeooo:rsid="001ff7a8"/>
    </style:style>
    <style:style style:name="T18" style:family="text">
      <style:text-properties officeooo:rsid="0021d46b"/>
    </style:style>
    <style:style style:name="T19" style:family="text">
      <style:text-properties officeooo:rsid="0022004b"/>
    </style:style>
    <style:style style:name="T20" style:family="text">
      <style:text-properties officeooo:rsid="00295c4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b9f40" style:font-weight-asian="normal" style:font-weight-complex="normal"/>
    </style:style>
    <style:style style:name="T23" style:family="text">
      <style:text-properties fo:font-weight="normal" officeooo:rsid="002bcc37" style:font-weight-asian="normal" style:font-weight-complex="normal"/>
    </style:style>
    <style:style style:name="T24" style:family="text">
      <style:text-properties fo:font-weight="normal" officeooo:rsid="002db756" style:font-weight-asian="normal" style:font-weight-complex="normal"/>
    </style:style>
    <style:style style:name="T25" style:family="text">
      <style:text-properties fo:font-weight="normal" officeooo:rsid="00150032" style:font-weight-asian="normal" style:font-weight-complex="normal"/>
    </style:style>
    <style:style style:name="T26" style:family="text">
      <style:text-properties fo:font-weight="normal" officeooo:rsid="002f527f" style:font-weight-asian="normal" style:font-weight-complex="normal"/>
    </style:style>
    <style:style style:name="T27" style:family="text">
      <style:text-properties fo:font-weight="normal" officeooo:rsid="00399829" style:font-weight-asian="normal" style:font-weight-complex="normal"/>
    </style:style>
    <style:style style:name="T28" style:family="text">
      <style:text-properties fo:font-weight="normal" officeooo:rsid="003b8943" style:font-weight-asian="normal" style:font-weight-complex="normal"/>
    </style:style>
    <style:style style:name="T29" style:family="text">
      <style:text-properties fo:font-weight="normal" officeooo:rsid="003cb471" style:font-weight-asian="normal" style:font-weight-complex="normal"/>
    </style:style>
    <style:style style:name="T30" style:family="text">
      <style:text-properties officeooo:rsid="00335edc"/>
    </style:style>
    <style:style style:name="T31" style:family="text">
      <style:text-properties officeooo:rsid="00347aad"/>
    </style:style>
    <style:style style:name="T32" style:family="text">
      <style:text-properties fo:font-size="6pt" fo:font-weight="bold" officeooo:rsid="00143743" style:font-size-asian="6pt" style:font-weight-asian="bold" style:font-size-complex="6pt" style:font-weight-complex="bold"/>
    </style:style>
    <style:style style:name="T33" style:family="text">
      <style:text-properties officeooo:rsid="0036822c"/>
    </style:style>
    <style:style style:name="T34" style:family="text">
      <style:text-properties officeooo:rsid="0037cf27"/>
    </style:style>
    <style:style style:name="T35" style:family="text">
      <style:text-properties officeooo:rsid="003b89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Extrait</text:span> de<text:span text:style-name="T5">s</text:span><text:span text:style-name="T6"> Misérables</text:span> (Victor Hugo)</text:p>
      <text:p text:style-name="P2">(a) analyser les propositions dans les phrases en gras. Faire toutes les remarques nécessaires.</text:p>
      <text:p text:style-name="P2">(b) analyser la nature <text:span text:style-name="T20">des phrases et </text:span>des propositions soulignées</text:p>
      <text:p text:style-name="P10"/>
      <text:p text:style-name="P4"><text:span text:style-name="T32"><text:tab/></text:span><text:span text:style-name="T13">Jean Valjean vient d’apprendre qu’un malheureux </text:span><text:span text:style-name="T14">nommé Champmathieu </text:span><text:span text:style-name="T13">risquait d’être condamné à sa place : doit-il se dénoncer ?</text:span></text:p>
      <text:p text:style-name="P3"><text:tab/>Rentré dans sa chambre il se recueillit. Il examina la situation et la trouva inouïe ; tellement inouïe qu’ <text:span text:style-name="T17">[…] </text:span>il se leva de sa chaise et ferma sa porte au verrou. |<text:span text:style-name="T7">|| </text:span><text:span text:style-name="T1">Il craignait</text:span> |<text:span text:style-name="T7">|| </text:span><text:span text:style-name="T1">qu’il n’entrât encore quelque chose</text:span>. Il se barricadait contre le possible.</text:p>
      <text:p text:style-name="P3"><text:tab/>Un moment après il souffla sa lumière. Elle le gênait. <text:span text:style-name="T1">Il lui semblait</text:span> |<text:span text:style-name="T7">|| </text:span><text:span text:style-name="T1">qu’on pouvait le voir</text:span>.</text:p>
      <text:p text:style-name="P3"><text:tab/>Qui, on ? Hélas ! ce qu’il voulait mettre à la porte était entré ; ce qu’il voulait aveugler, le regardait. |<text:span text:style-name="T7">|| </text:span><text:span text:style-name="T1">Sa conscience</text:span>. Sa conscience, c’est-à-dire Dieu.</text:p>
      <text:p text:style-name="P3"><text:tab/><text:span text:style-name="T30">[…I]</text:span>l posa ses coudes sur la table, appuya la tête sur sa main, et se mit à songer dans les ténèbres.</text:p>
      <text:p text:style-name="P3"><text:tab/>— Où en suis-je ? — Est-ce que je ne rêve pas ? — Que m’a-t-on dit ? — <text:span text:style-name="T9">Est-il bien vrai que j’aie vu ce Javert et qu’il m’ait parlé ainsi ?</text:span> <text:span text:style-name="T16">[…] </text:span>Quand je pense qu’hier j’étais si tranquille et si loin de me douter de rien ! — Qu’est-ce que je faisais donc hier à pareille heure ? — Qu’y a-t-il dans cet incident ? — Comment se dénouera-t-il ? — Que faire ? <text:span text:style-name="T8">[…]</text:span></text:p>
      <text:p text:style-name="P3"><text:tab/>Sa tête était brûlante. <text:span text:style-name="T9">Il alla à la fenêtre et l’ouvrit toute grande</text:span>. Il n’y avait pas d’étoiles au ciel. Il revint s’asseoir près de la table. La première heure s’écoula ainsi. <text:s/><text:span text:style-name="T18">[…]</text:span></text:p>
      <text:p text:style-name="P9"><text:tab/>— <text:span text:style-name="T33">[…]</text:span> Mais, mon Dieu, c’est de l’égoïsme tout cela ! <text:span text:style-name="T34">[…] </text:span>Si je songeais un peu aux autres ? La première sainteté est de penser à autrui. Voyons, examinons. Moi excepté, moi effacé, moi oublié, qu’arrivera-t-il de tout ceci ? — Si je me dénonce ? on me prend, on lâche ce Champmathieu, on me remet aux galères, c’est bien, et puis ? Que se passe-t-il ici ? Ah ! ici, il y a un pays, une ville, des fabriques, une industrie, des ouvriers, des hommes, des femmes, des vieux grands-pères, des enfants, des pauvres gens ! J’ai créé tout cela, je fais vivre tout cela ; <text:span text:style-name="T31">[…]</text:span> |<text:span text:style-name="T7">||</text:span> <text:span text:style-name="T1">Je m’ôte</text:span>, |<text:span text:style-name="T7">|| </text:span><text:span text:style-name="T1">tout meurt</text:span>. <text:span text:style-name="T21">Voilà ce qui se passe, |</text:span><text:span text:style-name="T25">|| </text:span><text:span text:style-name="T3">si je me dénonce</text:span>.</text:p>
      <text:p text:style-name="P5"><text:soft-page-break/></text:p>
      <text:p text:style-name="P5"/>
      <text:p text:style-name="P6"><text:span text:style-name="T35">1/ </text:span>|<text:span text:style-name="T7">|| </text:span><text:span text:style-name="T1">Il craignait</text:span> |<text:span text:style-name="T7">|| </text:span><text:span text:style-name="T1">qu’il n’entrât encore quelque chose </text:span>|<text:span text:style-name="T7">|| : phrase complexe /P.P + P.S.C.C</text:span></text:p>
      <text:p text:style-name="P8"><text:span text:style-name="T35">2/ </text:span><text:span text:style-name="T1">Il lui semblait</text:span> |<text:span text:style-name="T7">|| </text:span><text:span text:style-name="T1">qu’on pouvait le voir</text:span>. : <text:span text:style-name="T7">phrase complexe /P.P. + P.S.C.C</text:span></text:p>
      <text:p text:style-name="P8"><text:span text:style-name="T35">3/ </text:span>|<text:span text:style-name="T7">|| </text:span><text:span text:style-name="T1">Sa conscience : </text:span><text:span text:style-name="T2">phrase averbale</text:span></text:p>
      <text:p text:style-name="P8"><text:span text:style-name="T15">4/ </text:span><text:span text:style-name="T10">Est-il bien vrai que j’aie vu ce Javert et qu’il m’ait parlé ainsi ? : </text:span><text:span text:style-name="T22">phrase complexe / P.P + P.S.C.C + PS.C.C </text:span><text:span text:style-name="T27">+ coordination</text:span></text:p>
      <text:p text:style-name="P8"><text:span text:style-name="T15">5/ </text:span><text:span text:style-name="T11">Il alla à la fenêtre et l’ouvrit toute grande : </text:span><text:span text:style-name="T23">phrase complexe + p.i + p.i + coordinati</text:span><text:span text:style-name="T24">on</text:span></text:p>
      <text:p text:style-name="P7"><text:span text:style-name="T29">6/ </text:span><text:span text:style-name="T24">|</text:span><text:span text:style-name="T25">||</text:span><text:span text:style-name="T24"> </text:span><text:span text:style-name="T4">Je m’ôte</text:span><text:span text:style-name="T24">, |</text:span><text:span text:style-name="T25">|| </text:span><text:span text:style-name="T4">tout meurt</text:span><text:span text:style-name="T24">. : </text:span><text:span text:style-name="T26">phrase complexe, pi + pi + juxtaposition</text:span></text:p>
      <text:p text:style-name="P8"><text:span text:style-name="T29">7</text:span><text:span text:style-name="T28">/ </text:span><text:span text:style-name="T26">Voilà ce qui se passe, </text:span><text:span text:style-name="T12">si je me dénonce</text:span><text:span text:style-name="T26">. : p.subordonnée.circonstancielle d’hypothè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21:49:54.581778048</meta:creation-date>
    <dc:date>2021-06-10T22:48:23.751221628</dc:date>
    <meta:editing-duration>PT58M16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500" meta:character-count="2730" meta:non-whitespace-character-count="2229"/>
  </office:meta>
</office:document-meta>
</file>